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429" officeooo:paragraph-rsid="00161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GGETTI DI UN DATABASE</text:p>
      <text:p text:style-name="P1">Le operazioni che un modellatore di database compie hanno lo scopo di:</text:p>
      <text:p text:style-name="P1"><text:tab/>•Classificare gli oggetti come entità o attributo.</text:p>
      <text:p text:style-name="P1"><text:tab/>•Identificare e definire le relazioni tra le entità.</text:p>
      <text:p text:style-name="P1"><text:tab/>•Nominare e definire le entità identificate, gli attributi e le relazioni.</text:p>
      <text:p text:style-name="P1"><text:tab/>•Documentare queste informazioni. </text:p>
      <text:p text:style-name="P1">Esistono delle linee guida che ci aiutano a identificare gli oggetti in modo corretto:</text:p>
      <text:p text:style-name="P1">•Le entità contengono informazioni descrittive.</text:p>
      <text:p text:style-name="P1">•Gli attributi identificano o descrivono le entità.</text:p>
      <text:p text:style-name="P1">•Le relazioni sono associazioni tra entità. </text:p>
      <text:p text:style-name="P1">ENTITÀ</text:p>
      <text:p text:style-name="P1">Esistono diverse definizioni per le entità:</text:p>
      <text:p text:style-name="P1"><text:tab/>•Qualsiasi persona, luogo, cosa, evento o concetto distinguibile, sul quale sono raccolte <text:tab/>informazioni.</text:p>
      <text:p text:style-name="P1"><text:tab/>•Qualcosa che può essere identificato distintamente.</text:p>
      <text:p text:style-name="P1"><text:tab/>•Qualsiasi oggetto che deve essere rappresentato in un database.</text:p>
      <text:p text:style-name="P1"><text:tab/>•Qualsiasi cosa su cui salviamo informazioni. </text:p>
      <text:p text:style-name="P1">ATTRIBUTI</text:p>
      <text:p text:style-name="P1">Gli attributi sono quegli oggetti che descrivono una entità.</text:p>
      <text:p text:style-name="P1">Gli attributi chiave sono usati per identificare una entità.</text:p>
      <text:p text:style-name="P1">Gli attributi derivati sono quelli creati da una formula o da operazioni di elaborazione su altri attributi.</text:p>
      <text:p text:style-name="P1">RELAZIONI</text:p>
      <text:p text:style-name="P1">Le relazioni stabiliscono legami concettuali tra entità.</text:p>
      <text:p text:style-name="P1">Tipicamente una relazione è indicata da un verbo che si connette a due o più entità. </text:p>
      <text:p text:style-name="P1">Le relazioni possono essere classificate secondo diversi criteri:</text:p>
      <text:p text:style-name="P1"><text:tab/>•Cardinalità</text:p>
      <text:p text:style-name="P1"><text:tab/><text:tab/> quantifica le relazioni tra le entità.</text:p>
      <text:p text:style-name="P1"><text:tab/>•Opzionalità</text:p>
      <text:p text:style-name="P1"><text:tab/><text:tab/> indica se la relazione deve esistere o è opzionale.</text:p>
      <text:p text:style-name="P1"><text:tab/>•Direzione</text:p>
      <text:p text:style-name="P1"><text:tab/><text:tab/>indica la direzione della relazione.</text:p>
      <text:p text:style-name="P1"><text:tab/>•Dipendenza</text:p>
      <text:p text:style-name="P1"><text:tab/><text:tab/>indica se una relazione dipende da una o più relazioni. </text:p>
      <text:p text:style-name="P1">OGGETTI</text:p>
      <text:p text:style-name="P1">Tutti gli oggetti del nostro modello dovrebbero avere un nome.</text:p>
      <text:p text:style-name="P1">Esistono alcune regole, i nomi devono:</text:p>
      <text:p text:style-name="P1"><text:tab/>•Essere unici.</text:p>
      <text:p text:style-name="P1"><text:tab/>•Avere un significato per l'utente finale.</text:p>
      <text:p text:style-name="P1"><text:tab/>•Contenere un numero minimo di parole per descrivere accuratamente l'oggett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3:27:46.887000000</meta:creation-date>
    <dc:date>2023-12-18T13:34:51.440000000</dc:date>
    <meta:editing-duration>PT7M4S</meta:editing-duration>
    <meta:editing-cycles>1</meta:editing-cycles>
    <meta:document-statistic meta:table-count="0" meta:image-count="0" meta:object-count="0" meta:page-count="1" meta:paragraph-count="38" meta:word-count="255" meta:character-count="1789" meta:non-whitespace-character-count="1540"/>
    <meta:generator>LibreOffice/7.5.3.2$Windows_X86_64 LibreOffice_project/9f56dff12ba03b9acd7730a5a481eea045e468f3</meta:generator>
  </office:meta>
</office:document-meta>
</file>